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+84 (446) 72-00722</text:p>
      <text:p text:style-name="Preformatted_20_Text">+4122879-55-230</text:p>
      <text:p text:style-name="Preformatted_20_Text">+34 171 6175431</text:p>
      <text:p text:style-name="Preformatted_20_Text">+50890 4906607</text:p>
      <text:p text:style-name="Preformatted_20_Text">4-618-2011055</text:p>
      <text:p text:style-name="Preformatted_20_Text">617 6416063</text:p>
      <text:p text:style-name="Preformatted_20_Text">305-1939138</text:p>
      <text:p text:style-name="Preformatted_20_Text">81-89-185</text:p>
      <text:p text:style-name="Preformatted_20_Text">+27 (784) 57-35342</text:p>
      <text:p text:style-name="Preformatted_20_Text">+7572160-69-705</text:p>
      <text:p text:style-name="Preformatted_20_Text">+19 170 5303319</text:p>
      <text:p text:style-name="Preformatted_20_Text">+57870 5305905</text:p>
      <text:p text:style-name="Preformatted_20_Text">37-443-7096493</text:p>
      <text:p text:style-name="Preformatted_20_Text">595 8812911</text:p>
      <text:p text:style-name="Preformatted_20_Text">334-9252696</text:p>
      <text:p text:style-name="Preformatted_20_Text">18-70-711</text:p>
      <text:p text:style-name="Preformatted_20_Text">+30 (508) 85-24542</text:p>
      <text:p text:style-name="Preformatted_20_Text">+2251867-37-643</text:p>
      <text:p text:style-name="Preformatted_20_Text">+55 234 8521685</text:p>
      <text:p text:style-name="Preformatted_20_Text">+48564 4731049</text:p>
      <text:p text:style-name="Preformatted_20_Text">33-547-3092072</text:p>
      <text:p text:style-name="Preformatted_20_Text">427 2149804</text:p>
      <text:p text:style-name="Preformatted_20_Text">428-9993391</text:p>
      <text:p text:style-name="Preformatted_20_Text">72-45-034</text:p>
      <text:p text:style-name="Preformatted_20_Text">+95 (956) 65-39512</text:p>
      <text:p text:style-name="Preformatted_20_Text"><text:soft-page-break/>+958423-90-462</text:p>
      <text:p text:style-name="Preformatted_20_Text">+54 440 5064129</text:p>
      <text:p text:style-name="Preformatted_20_Text">+1433 8650471</text:p>
      <text:p text:style-name="Preformatted_20_Text">76-996-4941245</text:p>
      <text:p text:style-name="Preformatted_20_Text">273 8091639</text:p>
      <text:p text:style-name="Preformatted_20_Text">799-6402636</text:p>
      <text:p text:style-name="Preformatted_20_Text">29-85-994</text:p>
      <text:p text:style-name="Preformatted_20_Text">+18 (133) 68-04972</text:p>
      <text:p text:style-name="Preformatted_20_Text">+828610-73-486</text:p>
      <text:p text:style-name="Preformatted_20_Text">+59 512 6202030</text:p>
      <text:p text:style-name="Preformatted_20_Text">+11840 8033207</text:p>
      <text:p text:style-name="Preformatted_20_Text">44-196-2723734</text:p>
      <text:p text:style-name="Preformatted_20_Text">515 7174900</text:p>
      <text:p text:style-name="Preformatted_20_Text">101-9187631</text:p>
      <text:p text:style-name="Preformatted_20_Text">88-47-956</text:p>
      <text:p text:style-name="Preformatted_20_Text">+90 (944) 76-21284</text:p>
      <text:p text:style-name="Preformatted_20_Text">+8391264-86-844</text:p>
      <text:p text:style-name="Preformatted_20_Text">+51 148 7939340</text:p>
      <text:p text:style-name="Preformatted_20_Text">+14961 6332524</text:p>
      <text:p text:style-name="Preformatted_20_Text">39-930-5528654</text:p>
      <text:p text:style-name="Preformatted_20_Text">940 4611884</text:p>
      <text:p text:style-name="Preformatted_20_Text">220-6873007</text:p>
      <text:p text:style-name="Preformatted_20_Text">11-42-570</text:p>
      <text:p text:style-name="Preformatted_20_Text">+56 (911) 84-15507</text:p>
      <text:p text:style-name="Preformatted_20_Text">+676542-51-332</text:p>
      <text:p text:style-name="Preformatted_20_Text">+69 119 8486766</text:p>
      <text:p text:style-name="Preformatted_20_Text"><text:soft-page-break/>+43816 7904942</text:p>
      <text:p text:style-name="Preformatted_20_Text">70-213-9113467</text:p>
      <text:p text:style-name="Preformatted_20_Text">285 2427206</text:p>
      <text:p text:style-name="Preformatted_20_Text">179-9278060</text:p>
      <text:p text:style-name="Preformatted_20_Text">12-47-696</text:p>
      <text:p text:style-name="Preformatted_20_Text">+32 (905) 37-65222</text:p>
      <text:p text:style-name="Preformatted_20_Text">+8714990-74-175</text:p>
      <text:p text:style-name="Preformatted_20_Text">+47 697 7259371</text:p>
      <text:p text:style-name="Preformatted_20_Text">+96634 2774185</text:p>
      <text:p text:style-name="Preformatted_20_Text">60-822-1505386</text:p>
      <text:p text:style-name="Preformatted_20_Text">113 4449951</text:p>
      <text:p text:style-name="Preformatted_20_Text">279-9456536</text:p>
      <text:p text:style-name="Preformatted_20_Text">85-96-253</text:p>
      <text:p text:style-name="Preformatted_20_Text">+3 (534) 20-69416</text:p>
      <text:p text:style-name="Preformatted_20_Text">+1757971-76-409</text:p>
      <text:p text:style-name="Preformatted_20_Text">+77 798 6299707</text:p>
      <text:p text:style-name="Preformatted_20_Text">+91308 4521198</text:p>
      <text:p text:style-name="Preformatted_20_Text">21-277-6074415</text:p>
      <text:p text:style-name="Preformatted_20_Text">663 6093745</text:p>
      <text:p text:style-name="Preformatted_20_Text">384-3524154</text:p>
      <text:p text:style-name="Preformatted_20_Text">34-01-402</text:p>
      <text:p text:style-name="Preformatted_20_Text">+16 (310) 54-33557</text:p>
      <text:p text:style-name="Preformatted_20_Text">+3516717-38-560</text:p>
      <text:p text:style-name="Preformatted_20_Text">+78 687 8510833</text:p>
      <text:p text:style-name="Preformatted_20_Text">+10866 1956730</text:p>
      <text:p text:style-name="Preformatted_20_Text">97-881-3710363</text:p>
      <text:p text:style-name="Preformatted_20_Text"><text:soft-page-break/>556 7497082</text:p>
      <text:p text:style-name="Preformatted_20_Text">886-6063727</text:p>
      <text:p text:style-name="Preformatted_20_Text">37-38-7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Arimo1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Courier" style:font-size-asian="10pt" style:font-name-complex="Cousin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80" meta:word-count="140" meta:character-count="1064"/>
    <meta:creation-date>2020-03-13T10:45:20</meta:creation-date>
    <meta:editing-duration>P0D</meta:editing-duration>
    <meta:editing-cycles>1</meta:editing-cycles>
    <meta:generator>OpenOffice/4.1.1$FreeBSD/amd64 OpenOffice.org_project/411m6$Build-9775</meta:generator>
  </office:meta>
</office:document-meta>
</file>